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8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Fine_20_Dashed_20_1" svg:stroke-width="0cm" draw:marker-start="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6cm" svg:height="12.8cm" svg:x="1cm" svg:y="3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2cm" svg:height="0.963cm" svg:x="8.7cm" svg:y="2cm">
          <draw:text-box>
            <text:p>Client</text:p>
          </draw:text-box>
        </draw:frame>
        <draw:frame draw:style-name="gr3" draw:layer="layout" svg:width="2.369cm" svg:height="0.963cm" svg:x="17.6cm" svg:y="2cm">
          <draw:text-box>
            <text:p>Server</text:p>
          </draw:text-box>
        </draw:frame>
        <draw:custom-shape draw:style-name="gr4" draw:text-style-name="P1" draw:layer="layout" svg:width="1.2cm" svg:height="1cm" svg:x="17.4cm" svg:y="0.8cm">
          <text:p/>
          <draw:enhanced-geometry svg:viewBox="0 0 21600 21600" draw:mirror-horizontal="false" draw:text-areas="?f2 ?f7 ?f1 ?f1 ?f7 ?f2 ?f1 ?f1" draw:mirror-vertical="true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5" draw:layer="layout" svg:width="4.693cm" svg:height="1.675cm" svg:x="11.907cm" svg:y="0.4cm">
          <draw:text-box>
            <text:p text:style-name="P1">Net4j</text:p>
            <text:p text:style-name="P1">JVMConnector</text:p>
          </draw:text-box>
        </draw:frame>
        <draw:custom-shape draw:style-name="gr4" draw:text-style-name="P1" draw:layer="layout" svg:width="1.2cm" svg:height="1cm" svg:x="9.9cm" svg:y="0.7cm">
          <text:p/>
          <draw:enhanced-geometry svg:viewBox="0 0 21600 21600" draw:mirror-horizontal="true" draw:text-areas="?f2 ?f7 ?f1 ?f1 ?f7 ?f2 ?f1 ?f1" draw:mirror-vertical="true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" draw:text-style-name="P1" draw:layer="layout" svg:width="26cm" svg:height="3.2cm" svg:x="1cm" svg:y="16.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2cm" svg:y1="2.4cm" svg:x2="14.2cm" svg:y2="20.6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1" draw:display-name="Fine Dashed 1" draw:style="rect" draw:dots1="1" draw:dots1-length="500%" draw:distance="31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0T10:49:48.19</meta:creation-date>
    <meta:generator>LibreOffice/3.6$Windows_x86 LibreOffice_project/932b512-69e3009-7a10e5c-fc86223-a55908</meta:generator>
    <dc:date>2012-08-10T11:26:27.51</dc:date>
    <meta:editing-duration>PT33M8S</meta:editing-duration>
    <meta:editing-cycles>3</meta:editing-cycles>
    <meta:document-statistic meta:object-count="31"/>
  </office:meta>
</office:document-meta>
</file>